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80000001F49B43C0E5B5F0C1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venir Next" svg:font-family="'Avenir Next'" style:font-pitch="variable"/>
    <style:font-face style:name="Ayuthaya" svg:font-family="Ayuthay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ffffff" draw:textarea-horizontal-align="justify" draw:textarea-vertical-align="middle" draw:auto-grow-height="false" fo:min-height="27.922cm" fo:min-width="39.663cm"/>
    </style:style>
    <style:style style:name="gr2" style:family="graphic" style:parent-style-name="standard">
      <style:graphic-properties svg:stroke-width="0cm" svg:stroke-color="#2a6099" draw:marker-start-width="0.2cm" draw:marker-end-width="0.2cm" draw:fill-color="#8e86ae" draw:textarea-horizontal-align="justify" draw:textarea-vertical-align="middle" draw:auto-grow-height="false" fo:min-height="3.991cm" fo:min-width="7.191cm" fo:padding-top="0.125cm" fo:padding-bottom="0.125cm" fo:padding-left="0.25cm" fo:padding-right="0.25cm"/>
    </style:style>
    <style:style style:name="gr3" style:family="graphic" style:parent-style-name="standard">
      <style:graphic-properties svg:stroke-width="0cm" svg:stroke-color="#2a6099" draw:marker-start-width="0.2cm" draw:marker-end-width="0.2cm" draw:fill-color="#158466" draw:textarea-horizontal-align="justify" draw:textarea-vertical-align="middle" draw:auto-grow-height="false" fo:min-height="2.056cm" fo:min-width="1.193cm" fo:padding-top="0.125cm" fo:padding-bottom="0.125cm" fo:padding-left="0.25cm" fo:padding-right="0.25cm"/>
    </style:style>
    <style:style style:name="gr4" style:family="graphic" style:parent-style-name="standard">
      <style:graphic-properties svg:stroke-width="0.3cm" svg:stroke-color="#729fcf" draw:marker-start-width="0.65cm" draw:marker-end-width="0.65cm" draw:fill-color="#bbe33d" draw:textarea-horizontal-align="justify" draw:textarea-vertical-align="middle" draw:auto-grow-height="false" fo:min-height="1.484cm" fo:min-width="2.7cm" fo:padding-top="0.275cm" fo:padding-bottom="0.275cm" fo:padding-left="0.4cm" fo:padding-right="0.4cm"/>
    </style:style>
    <style:style style:name="gr5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0.596cm" fo:min-width="0.956cm" fo:padding-top="0.125cm" fo:padding-bottom="0.125cm" fo:padding-left="0.25cm" fo:padding-right="0.25cm"/>
    </style:style>
    <style:style style:name="gr6" style:family="graphic" style:parent-style-name="Arrow_20_Line">
      <style:graphic-properties draw:textarea-vertical-align="middle" draw:line-distance="1.653cm" draw:placing="below"/>
      <style:paragraph-properties style:writing-mode="lr-tb"/>
    </style:style>
    <style:style style:name="gr7" style:family="graphic" style:parent-style-name="standard">
      <style:graphic-properties draw:stroke="none" svg:stroke-color="#ff8000" draw:fill="none" draw:fill-color="#ffffff" fo:min-height="0.984cm"/>
      <style:paragraph-properties style:writing-mode="lr-tb"/>
    </style:style>
    <style:style style:name="gr8" style:family="graphic" style:parent-style-name="Arrow_20_Line" style:list-style-name="L2">
      <style:graphic-properties draw:textarea-vertical-align="middle" draw:line-distance="0.361cm"/>
      <style:paragraph-properties style:writing-mode="lr-tb"/>
    </style:style>
    <style:style style:name="gr9" style:family="graphic" style:parent-style-name="Arrow_20_Line" style:list-style-name="L2">
      <style:graphic-properties draw:textarea-vertical-align="middle" draw:line-distance="3.638cm"/>
      <style:paragraph-properties style:writing-mode="lr-tb"/>
    </style:style>
    <style:style style:name="gr10" style:family="graphic" style:parent-style-name="objectwithoutfill">
      <style:graphic-properties svg:stroke-color="#000000" draw:fill="solid" draw:textarea-vertical-align="middle"/>
    </style:style>
    <style:style style:name="gr11" style:family="graphic" style:parent-style-name="objectwithoutfill">
      <style:graphic-properties svg:stroke-width="0.32cm" svg:stroke-color="#729fcf" draw:marker-start-width="0.68cm" draw:marker-end-width="0.68cm" draw:fill="solid" draw:textarea-vertical-align="middle" fo:padding-top="0.285cm" fo:padding-bottom="0.285cm" fo:padding-left="0.41cm" fo:padding-right="0.41cm"/>
    </style:style>
    <style:style style:name="gr12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048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024cm" fo:min-width="0cm"/>
    </style:style>
    <style:style style:name="gr16" style:family="graphic" style:parent-style-name="Arrow_20_Line" style:list-style-name="L2">
      <style:graphic-properties draw:textarea-vertical-align="middle" draw:line-distance="5.366cm" draw:start-guide="-0.001cm" draw:end-guide="-0.001cm"/>
      <style:paragraph-properties style:writing-mode="lr-tb"/>
    </style:style>
    <style:style style:name="gr17" style:family="graphic" style:parent-style-name="standard">
      <style:graphic-properties svg:stroke-color="#000000" draw:fill-color="#eeeeee" draw:textarea-horizontal-align="justify" draw:textarea-vertical-align="middle" draw:auto-grow-height="false" fo:min-height="1.152cm" fo:min-width="2.806cm"/>
    </style:style>
    <style:style style:name="gr18" style:family="graphic" style:parent-style-name="standard">
      <style:graphic-properties svg:stroke-color="#000000" draw:fill-color="#dddddd" draw:textarea-horizontal-align="justify" draw:textarea-vertical-align="middle" draw:auto-grow-height="false" fo:min-height="2.042cm" fo:min-width="0.446cm"/>
      <style:paragraph-properties style:writing-mode="lr-tb"/>
    </style:style>
    <style:style style:name="gr19" style:family="graphic" style:parent-style-name="standard">
      <style:graphic-properties svg:stroke-color="#000000" draw:fill-color="#dddddd" draw:textarea-horizontal-align="justify" draw:textarea-vertical-align="middle" draw:auto-grow-height="false" fo:min-height="2.042cm" fo:min-width="0.495cm"/>
      <style:paragraph-properties style:writing-mode="lr-tb"/>
    </style:style>
    <style:style style:name="gr20" style:family="graphic" style:parent-style-name="Arrow_20_Line">
      <style:graphic-properties draw:textarea-vertical-align="middle"/>
      <style:paragraph-properties style:writing-mode="lr-tb"/>
    </style:style>
    <style:style style:name="gr21" style:family="graphic" style:parent-style-name="Arrow_20_Line" style:list-style-name="L2">
      <style:graphic-properties draw:textarea-vertical-align="middle" draw:line-distance="1.371cm" draw:placing="above"/>
      <style:paragraph-properties style:writing-mode="lr-tb"/>
    </style:style>
    <style:style style:name="gr22" style:family="graphic" style:parent-style-name="Arrow_20_Line" style:list-style-name="L2">
      <style:graphic-properties draw:textarea-vertical-align="middle" draw:line-distance="1.324cm"/>
      <style:paragraph-properties style:writing-mode="lr-tb"/>
    </style:style>
    <style:style style:name="gr23" style:family="graphic" style:parent-style-name="Arrow_20_Line" style:list-style-name="L2">
      <style:graphic-properties draw:textarea-vertical-align="middle" draw:line-distance="0.323cm"/>
      <style:paragraph-properties style:writing-mode="lr-tb"/>
    </style:style>
    <style:style style:name="gr24" style:family="graphic" style:parent-style-name="Arrow_20_Line" style:list-style-name="L2">
      <style:graphic-properties draw:textarea-vertical-align="middle" draw:line-distance="1.361cm"/>
      <style:paragraph-properties style:writing-mode="lr-tb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svg:stroke-color="#55308d" draw:fill-color="#eeeeee" draw:textarea-horizontal-align="justify" draw:textarea-vertical-align="middle" draw:auto-grow-height="false" fo:min-height="1.168cm" fo:min-width="0.27cm"/>
    </style:style>
    <style:style style:name="gr27" style:family="graphic" style:parent-style-name="Arrow_20_Line" style:list-style-name="L2">
      <style:graphic-properties draw:textarea-vertical-align="middle" draw:line-distance="0.474cm"/>
      <style:paragraph-properties style:writing-mode="lr-tb"/>
    </style:style>
    <style:style style:name="gr28" style:family="graphic" style:parent-style-name="Arrow_20_Line" style:list-style-name="L2">
      <style:graphic-properties draw:textarea-vertical-align="middle" draw:line-distance="0.54cm"/>
      <style:paragraph-properties style:writing-mode="lr-tb"/>
    </style:style>
    <style:style style:name="gr29" style:family="graphic" style:parent-style-name="standard">
      <style:graphic-properties svg:stroke-width="0cm" svg:stroke-color="#2a6099" draw:marker-start-width="0.2cm" draw:marker-end-width="0.2cm" draw:fill-color="#8e86ae" draw:textarea-horizontal-align="justify" draw:textarea-vertical-align="middle" draw:auto-grow-height="false" fo:min-height="3.988cm" fo:min-width="7.102cm" fo:padding-top="0.125cm" fo:padding-bottom="0.125cm" fo:padding-left="0.25cm" fo:padding-right="0.25cm"/>
    </style:style>
    <style:style style:name="gr30" style:family="graphic" style:parent-style-name="standard">
      <style:graphic-properties svg:stroke-width="0.3cm" svg:stroke-color="#729fcf" draw:marker-start-width="0.65cm" draw:marker-end-width="0.65cm" draw:fill-color="#bbe33d" draw:textarea-horizontal-align="justify" draw:textarea-vertical-align="middle" draw:auto-grow-height="false" fo:min-height="1.484cm" fo:min-width="2.659cm" fo:padding-top="0.275cm" fo:padding-bottom="0.275cm" fo:padding-left="0.4cm" fo:padding-right="0.4cm"/>
    </style:style>
    <style:style style:name="gr31" style:family="graphic" style:parent-style-name="standard">
      <style:graphic-properties svg:stroke-color="#55308d" draw:fill-color="#eeeeee" draw:textarea-horizontal-align="justify" draw:textarea-vertical-align="middle" draw:auto-grow-height="false" fo:min-height="1.168cm" fo:min-width="0.26cm"/>
    </style:style>
    <style:style style:name="gr32" style:family="graphic" style:parent-style-name="Arrow_20_Line" style:list-style-name="L2">
      <style:graphic-properties draw:textarea-vertical-align="middle" draw:line-distance="0.474cm"/>
      <style:paragraph-properties style:writing-mode="lr-tb"/>
    </style:style>
    <style:style style:name="gr33" style:family="graphic" style:parent-style-name="Arrow_20_Line" style:list-style-name="L2">
      <style:graphic-properties draw:textarea-vertical-align="middle" draw:line-distance="0.54cm"/>
      <style:paragraph-properties style:writing-mode="lr-tb"/>
    </style:style>
    <style:style style:name="gr34" style:family="graphic" style:parent-style-name="Arrow_20_Line">
      <style:graphic-properties draw:textarea-vertical-align="middle" draw:line-distance="0.886cm" draw:end-guide="-0.021cm"/>
      <style:paragraph-properties style:writing-mode="lr-tb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0.95cm" fo:min-width="0.7cm"/>
    </style:style>
    <style:style style:name="gr36" style:family="graphic" style:parent-style-name="Arrow_20_Line">
      <style:graphic-properties draw:textarea-vertical-align="middle" draw:line-distance="0.3cm"/>
      <style:paragraph-properties style:writing-mode="lr-tb"/>
    </style:style>
    <style:style style:name="gr37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0.201cm" fo:min-width="0.282cm" fo:padding-top="0.125cm" fo:padding-bottom="0.125cm" fo:padding-left="0.25cm" fo:padding-right="0.25cm"/>
    </style:style>
    <style:style style:name="gr38" style:family="graphic" style:parent-style-name="Arrow_20_Line" style:list-style-name="L2">
      <style:graphic-properties draw:textarea-vertical-align="middle" draw:line-distance="0.958cm" draw:start-guide="-0.048cm" draw:placing="below"/>
      <style:paragraph-properties style:writing-mode="lr-tb"/>
    </style:style>
    <style:style style:name="gr39" style:family="graphic" style:parent-style-name="Arrow_20_Line" style:list-style-name="L2">
      <style:graphic-properties draw:textarea-vertical-align="middle" draw:line-distance="0.27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1.316cm"/>
      <style:paragraph-properties style:writing-mode="lr-tb"/>
    </style:style>
    <style:style style:name="gr41" style:family="graphic" style:parent-style-name="Arrow_20_Line" style:list-style-name="L2">
      <style:graphic-properties draw:textarea-vertical-align="middle" draw:line-distance="0.805cm"/>
      <style:paragraph-properties style:writing-mode="lr-tb"/>
    </style:style>
    <style:style style:name="gr42" style:family="graphic" style:parent-style-name="standard">
      <style:graphic-properties svg:stroke-width="0.05cm" svg:stroke-color="#808080" draw:marker-start-width="0.28cm" draw:marker-end-width="0.28cm" draw:fill="solid" draw:fill-color="#2a6099" draw:textarea-horizontal-align="justify" draw:textarea-vertical-align="middle" draw:auto-grow-height="false" fo:min-height="6.223cm" fo:min-width="15.506cm" fo:padding-top="0.15cm" fo:padding-bottom="0.15cm" fo:padding-left="0.275cm" fo:padding-right="0.275cm"/>
    </style:style>
    <style:style style:name="gr43" style:family="graphic" style:parent-style-name="standard">
      <style:graphic-properties draw:stroke="none" svg:stroke-color="#ff8000" draw:fill="none" draw:fill-color="#ffffff" fo:min-height="1.363cm"/>
      <style:paragraph-properties style:writing-mode="lr-tb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0.048cm" fo:min-width="0cm"/>
      <style:paragraph-properties style:writing-mode="lr-tb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0.016cm" fo:min-width="17.761cm"/>
    </style:style>
    <style:style style:name="gr46" style:family="graphic" style:parent-style-name="standard">
      <style:graphic-properties svg:stroke-width="0.4cm" svg:stroke-color="#729fcf" draw:marker-start-width="0.8cm" draw:marker-end-width="0.8cm" draw:fill-color="#bbe33d" draw:textarea-horizontal-align="justify" draw:textarea-vertical-align="middle" draw:auto-grow-height="false" fo:min-height="0.83cm" fo:min-width="1.547cm" fo:padding-top="0.325cm" fo:padding-bottom="0.325cm" fo:padding-left="0.45cm" fo:padding-right="0.45cm"/>
    </style:style>
    <style:style style:name="gr47" style:family="graphic" style:parent-style-name="standard">
      <style:graphic-properties svg:stroke-color="#729fcf" draw:fill-color="#729fcf" draw:textarea-horizontal-align="justify" draw:textarea-vertical-align="middle" draw:auto-grow-height="false" fo:min-height="0cm" fo:min-width="0cm"/>
    </style:style>
    <style:style style:name="gr48" style:family="graphic" style:parent-style-name="objectwithoutfill">
      <style:graphic-properties svg:stroke-width="0.2cm" svg:stroke-color="#55308d" draw:marker-start-width="0.5cm" draw:marker-end-width="0.5cm" draw:fill="solid" draw:fill-color="#55308d" draw:textarea-vertical-align="middle" fo:padding-top="0.225cm" fo:padding-bottom="0.225cm" fo:padding-left="0.35cm" fo:padding-right="0.35cm"/>
    </style:style>
    <style:style style:name="gr49" style:family="graphic" style:parent-style-name="Arrow_20_Line">
      <style:graphic-properties draw:textarea-vertical-align="middle" draw:line-distance="0.684cm" draw:start-guide="-0.196cm" draw:end-guide="-0.196cm" draw:placing="above"/>
      <style:paragraph-properties style:writing-mode="lr-tb"/>
    </style:style>
    <style:style style:name="gr50" style:family="graphic" style:parent-style-name="Arrow_20_Line">
      <style:graphic-properties draw:textarea-vertical-align="middle" draw:line-distance="0.4cm" draw:end-guide="-0.021cm"/>
      <style:paragraph-properties style:writing-mode="lr-tb"/>
    </style:style>
    <style:style style:name="gr51" style:family="graphic" style:parent-style-name="standard">
      <style:graphic-properties svg:stroke-color="#55308d" draw:fill-color="#eeeeee" draw:textarea-horizontal-align="justify" draw:textarea-vertical-align="middle" draw:auto-grow-height="false" fo:min-height="0.594cm" fo:min-width="0cm"/>
    </style:style>
    <style:style style:name="gr52" style:family="graphic" style:parent-style-name="standard">
      <style:graphic-properties svg:stroke-width="0cm" svg:stroke-color="#000000" draw:marker-start-width="0.2cm" draw:marker-end-width="0.2cm" draw:fill-color="#eeeeee" draw:textarea-horizontal-align="justify" draw:textarea-vertical-align="middle" draw:auto-grow-height="false" fo:min-height="0.661cm" fo:min-width="0.956cm" fo:padding-top="0.125cm" fo:padding-bottom="0.125cm" fo:padding-left="0.25cm" fo:padding-right="0.25cm"/>
    </style:style>
    <style:style style:name="gr53" style:family="graphic" style:parent-style-name="Arrow_20_Line" style:list-style-name="L2">
      <style:graphic-properties draw:textarea-vertical-align="middle" draw:line-distance="1.249cm"/>
      <style:paragraph-properties style:writing-mode="lr-tb"/>
    </style:style>
    <style:style style:name="gr54" style:family="graphic" style:parent-style-name="Arrow_20_Line">
      <style:graphic-properties draw:textarea-vertical-align="middle" draw:line-distance="0.806cm" draw:start-guide="-0.196cm" draw:end-guide="-0.196cm" draw:placing="above"/>
      <style:paragraph-properties style:writing-mode="lr-tb"/>
    </style:style>
    <style:style style:name="gr55" style:family="graphic" style:parent-style-name="standard">
      <style:graphic-properties svg:stroke-width="0.05cm" svg:stroke-color="#808080" draw:marker-start-width="0.28cm" draw:marker-end-width="0.28cm" draw:fill="solid" draw:fill-color="#2a6099" draw:textarea-horizontal-align="justify" draw:textarea-vertical-align="middle" draw:auto-grow-height="false" fo:min-height="6.381cm" fo:min-width="16.401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draw:stroke="none" svg:stroke-color="#ff8000" draw:fill="none" draw:fill-color="#ffffff" fo:min-height="1.04cm"/>
      <style:paragraph-properties style:writing-mode="lr-tb"/>
    </style:style>
    <style:style style:name="gr57" style:family="graphic" style:parent-style-name="Arrow_20_Line" style:list-style-name="L2">
      <style:graphic-properties draw:textarea-vertical-align="middle" draw:line-distance="0.519cm"/>
      <style:paragraph-properties style:writing-mode="lr-tb"/>
    </style:style>
    <style:style style:name="gr58" style:family="graphic" style:parent-style-name="Arrow_20_Line" style:list-style-name="L2">
      <style:graphic-properties draw:textarea-vertical-align="middle" draw:line-distance="0.54cm"/>
      <style:paragraph-properties style:writing-mode="lr-tb"/>
    </style:style>
    <style:style style:name="gr59" style:family="graphic" style:parent-style-name="standard">
      <style:graphic-properties svg:stroke-color="#000000" draw:fill-color="#ffffff" draw:textarea-horizontal-align="justify" draw:textarea-vertical-align="middle" draw:auto-grow-height="false" fo:min-height="0.016cm" fo:min-width="18.638cm"/>
    </style:style>
    <style:style style:name="gr60" style:family="graphic" style:parent-style-name="Arrow_20_Line" style:list-style-name="L2">
      <style:graphic-properties draw:textarea-vertical-align="middle" draw:line-distance="0.474cm"/>
      <style:paragraph-properties style:writing-mode="lr-tb"/>
    </style:style>
    <style:style style:name="gr61" style:family="graphic" style:parent-style-name="Arrow_20_Line" style:list-style-name="L2">
      <style:graphic-properties draw:textarea-vertical-align="middle" draw:line-distance="0.54cm"/>
      <style:paragraph-properties style:writing-mode="lr-tb"/>
    </style:style>
    <style:style style:name="gr62" style:family="graphic" style:parent-style-name="Arrow_20_Line" style:list-style-name="L2">
      <style:graphic-properties draw:textarea-vertical-align="middle" draw:line-distance="0.474cm"/>
      <style:paragraph-properties style:writing-mode="lr-tb"/>
    </style:style>
    <style:style style:name="gr63" style:family="graphic" style:parent-style-name="Arrow_20_Line" style:list-style-name="L2">
      <style:graphic-properties draw:textarea-vertical-align="middle" draw:line-distance="0.474cm"/>
      <style:paragraph-properties style:writing-mode="lr-tb"/>
    </style:style>
    <style:style style:name="gr64" style:family="graphic" style:parent-style-name="Arrow_20_Line" style:list-style-name="L2">
      <style:graphic-properties draw:textarea-vertical-align="middle" draw:line-distance="0.54cm"/>
      <style:paragraph-properties style:writing-mode="lr-tb"/>
    </style:style>
    <style:style style:name="gr65" style:family="graphic" style:parent-style-name="standard">
      <style:graphic-properties svg:stroke-width="0cm" svg:stroke-color="#2a6099" draw:marker-start-width="0.2cm" draw:marker-end-width="0.2cm" draw:fill-color="#158466" draw:textarea-horizontal-align="justify" draw:textarea-vertical-align="middle" draw:auto-grow-height="false" fo:min-height="2.254cm" fo:min-width="1.624cm" fo:padding-top="0.125cm" fo:padding-bottom="0.125cm" fo:padding-left="0.25cm" fo:padding-right="0.25cm"/>
    </style:style>
    <style:style style:name="gr66" style:family="graphic" style:parent-style-name="standard">
      <style:graphic-properties svg:stroke-color="#55308d" draw:fill-color="#eeeeee" draw:textarea-horizontal-align="justify" draw:textarea-vertical-align="middle" draw:auto-grow-height="false" fo:min-height="1.868cm" fo:min-width="0.236cm"/>
    </style:style>
    <style:style style:name="gr67" style:family="graphic" style:parent-style-name="Arrow_20_Line" style:list-style-name="L2">
      <style:graphic-properties draw:textarea-vertical-align="middle" draw:line-distance="0.48cm"/>
      <style:paragraph-properties style:writing-mode="lr-tb"/>
    </style:style>
    <style:style style:name="gr68" style:family="graphic" style:parent-style-name="Arrow_20_Line" style:list-style-name="L2">
      <style:graphic-properties draw:textarea-vertical-align="middle" draw:line-distance="0.422cm"/>
      <style:paragraph-properties style:writing-mode="lr-tb"/>
    </style:style>
    <style:style style:name="gr69" style:family="graphic" style:parent-style-name="Arrow_20_Line" style:list-style-name="L2">
      <style:graphic-properties draw:textarea-vertical-align="middle" draw:line-distance="0.42cm"/>
      <style:paragraph-properties style:writing-mode="lr-tb"/>
    </style:style>
    <style:style style:name="gr70" style:family="graphic" style:parent-style-name="Arrow_20_Line" style:list-style-name="L2">
      <style:graphic-properties draw:textarea-vertical-align="middle" draw:line-distance="1.513cm"/>
      <style:paragraph-properties style:writing-mode="lr-tb"/>
    </style:style>
    <style:style style:name="gr71" style:family="graphic" style:parent-style-name="Arrow_20_Line" style:list-style-name="L2">
      <style:graphic-properties draw:textarea-vertical-align="middle" draw:line-distance="0.513cm"/>
      <style:paragraph-properties style:writing-mode="lr-tb"/>
    </style:style>
    <style:style style:name="gr72" style:family="graphic" style:parent-style-name="Arrow_20_Line">
      <style:graphic-properties draw:textarea-vertical-align="middle" draw:line-distance="0.603cm"/>
      <style:paragraph-properties style:writing-mode="lr-tb"/>
    </style:style>
    <style:style style:name="gr73" style:family="graphic" style:parent-style-name="Arrow_20_Line">
      <style:graphic-properties draw:textarea-vertical-align="middle" draw:line-distance="0.513cm"/>
      <style:paragraph-properties style:writing-mode="lr-tb"/>
    </style:style>
    <style:style style:name="gr74" style:family="graphic" style:parent-style-name="Arrow_20_Line" style:list-style-name="L2">
      <style:graphic-properties draw:textarea-vertical-align="middle" draw:line-distance="0.388cm"/>
      <style:paragraph-properties style:writing-mode="lr-tb"/>
    </style:style>
    <style:style style:name="gr75" style:family="graphic" style:parent-style-name="Arrow_20_Line">
      <style:graphic-properties draw:textarea-vertical-align="middle" draw:line-distance="1.114cm" draw:placing="below"/>
      <style:paragraph-properties style:writing-mode="lr-tb"/>
    </style:style>
    <style:style style:name="gr76" style:family="graphic" style:parent-style-name="Arrow_20_Line">
      <style:graphic-properties draw:textarea-vertical-align="middle" draw:line-distance="0.471cm" draw:placing="above"/>
      <style:paragraph-properties style:writing-mode="lr-tb"/>
    </style:style>
    <style:style style:name="gr77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0cm"/>
    </style:style>
    <style:style style:name="gr78" style:family="graphic" style:parent-style-name="Arrow_20_Line">
      <style:graphic-properties draw:textarea-vertical-align="middle" draw:line-distance="0.734cm" draw:start-guide="-0.196cm" draw:end-guide="-0.196cm" draw:placing="below"/>
      <style:paragraph-properties style:writing-mode="lr-tb"/>
    </style:style>
    <style:style style:name="gr7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draw:fill="none" fo:min-height="4.474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loext:graphic-properties draw:fill-color="#158466"/>
      <style:paragraph-properties fo:text-align="center"/>
    </style:style>
    <style:style style:name="P4" style:family="paragraph">
      <loext:graphic-properties draw:fill-color="#bbe33d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style:font-name="Ayuthaya" fo:font-size="20pt" fo:font-weight="normal" style:font-size-asian="20pt" style:font-weight-asian="normal" style:font-size-complex="20pt" style:font-weight-complex="normal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yuthaya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2a6099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yuthaya" fo:font-size="14pt" style:font-size-asian="14pt" style:font-size-complex="14pt"/>
    </style:style>
    <style:style style:name="P14" style:family="paragraph">
      <style:paragraph-properties fo:text-align="center" style:writing-mode="lr-tb"/>
      <style:text-properties style:font-name="Ayuthaya" fo:font-size="14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P17" style:family="paragraph">
      <loext:graphic-properties draw:fill="none" draw:fill-color="#ffffff"/>
      <style:paragraph-properties style:writing-mode="lr-tb"/>
      <style:text-properties style:font-name="Avenir Next" fo:font-size="12pt" style:font-size-asian="12pt" style:font-size-complex="12pt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-color="#729fcf"/>
      <style:paragraph-properties fo:text-align="center"/>
    </style:style>
    <style:style style:name="P20" style:family="paragraph">
      <loext:graphic-properties draw:fill="solid" draw:fill-color="#55308d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2" style:family="paragraph">
      <loext:graphic-properties draw:fill="solid" draw:fill-color="#2a6099"/>
      <style:paragraph-properties fo:text-align="center" style:writing-mode="lr-tb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yuthaya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-color="#55308d"/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yuthaya" fo:font-size="14pt" fo:font-style="normal" fo:text-shadow="none" style:text-underline-style="none" fo:font-weight="normal" style:letter-kerning="true" style:font-name-asian="PingFang SC" style:font-size-asian="14pt" style:font-style-asian="normal" style:font-weight-asian="normal" style:font-name-complex="Arial Unicode M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yuthaya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Avenir Next" fo:font-size="12pt" style:font-size-asian="12pt" style:font-size-complex="12pt"/>
    </style:style>
    <style:style style:name="T4" style:family="text">
      <style:text-properties style:font-name="Avenir Next" fo:font-size="12pt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style:text-outline="false" style:text-line-through-style="none" style:text-line-through-type="none" style:font-name="Avenir Next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Ayuthaya" fo:font-size="10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venir Next" fo:font-size="10pt" style:text-underline-style="none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0.163cm" svg:height="28.172cm" svg:x="0.89cm" svg:y="0.8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91cm" svg:height="4.241cm" svg:x="25.372cm" svg:y="1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693cm" svg:height="2.306cm" svg:x="30.278cm" svg:y="19.5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7cm" svg:height="6.1cm" svg:x="30.393cm" svg:y="15.91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2.912cm" svg:height="2.538cm" svg:x="32.441cm" svg:y="16.624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6" draw:text-style-name="P6" draw:layer="layout" svg:x1="25.379cm" svg:y1="21.996cm" svg:x2="30.342cm" svg:y2="21.996cm">
          <text:p text:style-name="P6"><text:span text:style-name="T1">500</text:span></text:p>
        </draw:measure>
        <draw:frame draw:style-name="gr7" draw:text-style-name="P7" draw:layer="layout" svg:width="5.396cm" svg:height="1.234cm" svg:x="31.12cm" svg:y="13.842cm">
          <draw:text-box>
            <text:p><text:span text:style-name="T2">Façade sud</text:span></text:p>
          </draw:text-box>
        </draw:frame>
        <draw:frame draw:style-name="gr7" draw:text-style-name="P7" draw:layer="layout" svg:width="5.967cm" svg:height="1.234cm" svg:x="7.588cm" svg:y="0.814cm">
          <draw:text-box>
            <text:p><text:span text:style-name="T2">Façade nord</text:span></text:p>
          </draw:text-box>
        </draw:frame>
        <draw:measure draw:style-name="gr8" draw:text-style-name="P8" draw:layer="layout" svg:x1="2.796cm" svg:y1="8.909cm" svg:x2="6.782cm" svg:y2="2.134cm">
          <text:p text:style-name="P8"><text:span text:style-name="T1">768</text:span></text:p>
        </draw:measure>
        <draw:measure draw:style-name="gr9" draw:text-style-name="P9" draw:layer="layout" svg:x1="34.492cm" svg:y1="16.103cm" svg:x2="34.492cm" svg:y2="21.839cm">
          <text:p text:style-name="P9"><text:span text:style-name="T1">606,22</text:span></text:p>
        </draw:measure>
        <draw:line draw:style-name="gr10" draw:text-style-name="P10" draw:layer="layout" svg:x1="33.893cm" svg:y1="16.625cm" svg:x2="33.914cm" svg:y2="19.146cm">
          <text:p/>
        </draw:line>
        <draw:line draw:style-name="gr11" draw:text-style-name="P10" draw:layer="layout" svg:x1="25.325cm" svg:y1="22.036cm" svg:x2="37.187cm" svg:y2="21.997cm">
          <text:p/>
        </draw:line>
        <draw:line draw:style-name="gr12" draw:text-style-name="P10" draw:layer="layout" svg:x1="33.867cm" svg:y1="15.579cm" svg:x2="37.641cm" svg:y2="22.106cm">
          <text:p/>
        </draw:line>
        <draw:line draw:style-name="gr12" draw:text-style-name="P10" draw:layer="layout" svg:x1="33.868cm" svg:y1="15.58cm" svg:x2="30.168cm" svg:y2="22.146cm">
          <text:p/>
        </draw:line>
        <draw:custom-shape draw:style-name="gr13" draw:text-style-name="P11" draw:layer="layout" svg:width="0.23cm" svg:height="0.307cm" svg:x="33.76cm" svg:y="15.4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1" draw:layer="layout" svg:width="0.286cm" svg:height="0.298cm" svg:x="33.81cm" svg:y="22.43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33.909cm" svg:y="22.15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0.286cm" svg:height="0.298cm" svg:x="36.747cm" svg:y="22.4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36.846cm" svg:y="22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0.286cm" svg:height="0.298cm" svg:x="30.784cm" svg:y="22.4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30.883cm" svg:y="22.16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0.286cm" svg:height="0.298cm" svg:x="27.847cm" svg:y="22.4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27.946cm" svg:y="22.163cm">
            <text:p/>
            <draw:enhanced-geometry svg:viewBox="0 0 21600 21600" draw:type="rectangle" draw:enhanced-path="M 0 0 L 21600 0 21600 21600 0 21600 0 0 Z N"/>
          </draw:custom-shape>
        </draw:g>
        <draw:measure draw:style-name="gr16" draw:text-style-name="P9" draw:layer="layout" svg:x1="33.775cm" svg:y1="15.505cm" svg:x2="33.773cm" svg:y2="22.146cm">
          <text:p text:style-name="P9"><text:span text:style-name="T1">664,83</text:span></text:p>
        </draw:measure>
        <draw:custom-shape draw:style-name="gr17" draw:text-style-name="P5" draw:layer="layout" svg:width="5.9cm" svg:height="2.5cm" svg:x="30.966cm" svg:y="19.351cm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10" draw:layer="layout" svg:x1="35.366cm" svg:y1="19.351cm" svg:x2="35.366cm" svg:y2="21.851cm">
          <text:p/>
        </draw:line>
        <draw:line draw:style-name="gr10" draw:text-style-name="P10" draw:layer="layout" svg:x1="32.466cm" svg:y1="19.351cm" svg:x2="32.466cm" svg:y2="21.851cm">
          <text:p/>
        </draw:line>
        <draw:custom-shape draw:style-name="gr18" draw:text-style-name="P12" draw:layer="layout" svg:width="0.946cm" svg:height="2.292cm" svg:x="33.975cm" svg:y="19.55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0.995cm" svg:height="2.292cm" svg:x="32.942cm" svg:y="19.557cm">
          <text:p/>
          <draw:enhanced-geometry svg:viewBox="0 0 21600 21600" draw:type="rectangle" draw:enhanced-path="M 0 0 L 21600 0 21600 21600 0 21600 0 0 Z N"/>
        </draw:custom-shape>
        <draw:measure draw:style-name="gr20" draw:text-style-name="P14" draw:layer="layout" svg:x1="33.533cm" svg:y1="21.849cm" svg:x2="33.533cm" svg:y2="19.557cm">
          <text:p text:style-name="P13"><text:span text:style-name="T1">230</text:span></text:p>
        </draw:measure>
        <draw:measure draw:style-name="gr21" draw:text-style-name="P8" draw:layer="layout" svg:x1="35.382cm" svg:y1="21.933cm" svg:x2="32.481cm" svg:y2="21.933cm">
          <text:p text:style-name="P8"><text:span text:style-name="T1">290</text:span><text:span text:style-name="T1"><text:measure text:kind="gap"/></text:span></text:p>
        </draw:measure>
        <draw:measure draw:style-name="gr22" draw:text-style-name="P9" draw:layer="layout" svg:x1="35.008cm" svg:y1="19.346cm" svg:x2="35.008cm" svg:y2="21.848cm">
          <text:p text:style-name="P9"><text:span text:style-name="T1">250</text:span></text:p>
        </draw:measure>
        <draw:measure draw:style-name="gr23" draw:text-style-name="P8" draw:layer="layout" svg:x1="34.921cm" svg:y1="21.397cm" svg:x2="32.941cm" svg:y2="21.397cm">
          <text:p text:style-name="P8"><text:span text:style-name="T1">200</text:span><text:span text:style-name="T1"><text:measure text:kind="gap"/></text:span></text:p>
        </draw:measure>
        <draw:measure draw:style-name="gr24" draw:text-style-name="P9" draw:layer="layout" svg:x1="35.008cm" svg:y1="16.658cm" svg:x2="35.008cm" svg:y2="19.16cm">
          <text:p text:style-name="P9"><text:span text:style-name="T1">250</text:span></text:p>
        </draw:measure>
        <draw:line draw:style-name="gr25" draw:text-style-name="P10" draw:layer="layout" svg:x1="33.116cm" svg:y1="18.013cm" svg:x2="34.697cm" svg:y2="18.013cm">
          <text:p/>
        </draw:line>
        <draw:custom-shape draw:style-name="gr26" draw:text-style-name="P5" draw:layer="layout" svg:width="0.77cm" svg:height="1.418cm" svg:x="27.56cm" svg:y="19.45cm">
          <text:p/>
          <draw:enhanced-geometry svg:viewBox="0 0 21600 21600" draw:mirror-horizontal="true" draw:type="rectangle" draw:enhanced-path="M 0 0 L 21600 0 21600 21600 0 21600 0 0 Z N"/>
        </draw:custom-shape>
        <draw:measure draw:style-name="gr27" draw:text-style-name="P8" draw:layer="layout" svg:x1="27.558cm" svg:y1="19.477cm" svg:x2="28.305cm" svg:y2="19.477cm">
          <text:p text:style-name="P8"><text:span text:style-name="T1"><text:measure text:kind="gap"/></text:span><text:span text:style-name="T1">78</text:span></text:p>
        </draw:measure>
        <draw:measure draw:style-name="gr28" draw:text-style-name="P9" draw:layer="layout" svg:x1="27.526cm" svg:y1="20.868cm" svg:x2="27.526cm" svg:y2="19.45cm">
          <text:p text:style-name="P9"><text:span text:style-name="T1">140</text:span></text:p>
        </draw:measure>
        <draw:g>
          <draw:custom-shape draw:style-name="gr14" draw:text-style-name="P1" draw:layer="layout" svg:width="0.286cm" svg:height="0.298cm" svg:x="25.547cm" svg:y="22.44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25.646cm" svg:y="22.163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" draw:layer="layout" svg:width="7.602cm" svg:height="4.238cm" svg:x="8.386cm" svg:y="4.613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0" draw:text-style-name="P4" draw:layer="layout" svg:width="6.917cm" svg:height="6.1cm" svg:x="4.086cm" svg:y="2.771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10" draw:layer="layout" svg:x1="15.988cm" svg:y1="8.906cm" svg:x2="4.31cm" svg:y2="8.857cm">
          <text:p/>
        </draw:line>
        <draw:line draw:style-name="gr12" draw:text-style-name="P10" draw:layer="layout" svg:x1="7.592cm" svg:y1="2.439cm" svg:x2="3.834cm" svg:y2="9.014cm">
          <text:p/>
        </draw:line>
        <draw:line draw:style-name="gr12" draw:text-style-name="P10" draw:layer="layout" svg:x1="7.591cm" svg:y1="2.44cm" svg:x2="11.265cm" svg:y2="9.034cm">
          <text:p/>
        </draw:line>
        <draw:custom-shape draw:style-name="gr13" draw:text-style-name="P11" draw:layer="layout" svg:width="0.229cm" svg:height="0.307cm" svg:x="7.448cm" svg:y="2.328cm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4" draw:text-style-name="P1" draw:layer="layout" svg:width="0.282cm" svg:height="0.298cm" svg:x="7.366cm" svg:y="9.29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" draw:layer="layout" svg:width="0.083cm" svg:height="0.274cm" svg:x="7.447cm" svg:y="9.01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1" draw:layer="layout" svg:width="0.284cm" svg:height="0.298cm" svg:x="4.462cm" svg:y="9.3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" draw:layer="layout" svg:width="0.082cm" svg:height="0.274cm" svg:x="4.566cm" svg:y="9.023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1" draw:layer="layout" svg:width="0.284cm" svg:height="0.298cm" svg:x="10.255cm" svg:y="9.3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" draw:layer="layout" svg:width="0.081cm" svg:height="0.274cm" svg:x="10.339cm" svg:y="9.023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14" draw:text-style-name="P1" draw:layer="layout" svg:width="0.282cm" svg:height="0.298cm" svg:x="13.259cm" svg:y="9.3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" draw:layer="layout" svg:width="0.081cm" svg:height="0.274cm" svg:x="13.342cm" svg:y="9.023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1" draw:text-style-name="P5" draw:layer="layout" svg:width="0.76cm" svg:height="1.418cm" svg:x="13.165cm" svg:y="6.11cm">
          <text:p/>
          <draw:enhanced-geometry svg:viewBox="0 0 21600 21600" draw:mirror-horizontal="false" draw:type="rectangle" draw:enhanced-path="M 0 0 L 21600 0 21600 21600 0 21600 0 0 Z N"/>
        </draw:custom-shape>
        <draw:measure draw:style-name="gr32" draw:text-style-name="P8" draw:layer="layout" svg:x1="13.917cm" svg:y1="5.311cm" svg:x2="13.179cm" svg:y2="5.311cm">
          <text:p text:style-name="P8"><text:span text:style-name="T1">78</text:span></text:p>
        </draw:measure>
        <draw:measure draw:style-name="gr33" draw:text-style-name="P9" draw:layer="layout" svg:x1="13.159cm" svg:y1="7.528cm" svg:x2="13.159cm" svg:y2="6.11cm">
          <text:p text:style-name="P9"><text:span text:style-name="T1">140</text:span></text:p>
        </draw:measure>
        <draw:g>
          <draw:custom-shape draw:style-name="gr14" draw:text-style-name="P1" draw:layer="layout" svg:width="0.284cm" svg:height="0.298cm" svg:x="15.532cm" svg:y="9.3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15" draw:text-style-name="P1" draw:layer="layout" svg:width="0.08cm" svg:height="0.274cm" svg:x="15.636cm" svg:y="9.023cm">
            <text:p/>
            <draw:enhanced-geometry svg:viewBox="0 0 21600 21600" draw:mirror-horizontal="true" draw:type="rectangle" draw:enhanced-path="M 0 0 L 21600 0 21600 21600 0 21600 0 0 Z N"/>
          </draw:custom-shape>
        </draw:g>
        <draw:measure draw:style-name="gr34" draw:text-style-name="P13" draw:layer="layout" svg:x1="7.037cm" svg:y1="7.869cm" svg:x2="7.044cm" svg:y2="6.675cm">
          <text:p text:style-name="P13"><text:span text:style-name="T1">125</text:span></text:p>
        </draw:measure>
        <draw:custom-shape draw:style-name="gr35" draw:text-style-name="P5" draw:layer="layout" svg:width="1.2cm" svg:height="1.2cm" svg:x="7.037cm" svg:y="6.669cm">
          <text:p/>
          <draw:enhanced-geometry svg:viewBox="0 0 21600 21600" draw:mirror-horizontal="true" draw:type="rectangle" draw:enhanced-path="M 0 0 L 21600 0 21600 21600 0 21600 0 0 Z N"/>
        </draw:custom-shape>
        <draw:measure draw:style-name="gr36" draw:text-style-name="P6" draw:layer="layout" svg:x1="7.037cm" svg:y1="6.669cm" svg:x2="8.237cm" svg:y2="6.669cm">
          <text:p text:style-name="P6"><text:span text:style-name="T1">120</text:span></text:p>
        </draw:measure>
        <draw:custom-shape draw:style-name="gr37" draw:text-style-name="P5" draw:layer="layout" svg:width="1.562cm" svg:height="1.352cm" svg:x="6.775cm" svg:y="3.6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38" draw:text-style-name="P15" draw:layer="layout" svg:x1="7.147cm" svg:y1="3.613cm" svg:x2="7.147cm" svg:y2="4.97cm">
          <text:p text:style-name="P15"><text:span text:style-name="T1">120</text:span></text:p>
        </draw:measure>
        <draw:measure draw:style-name="gr39" draw:text-style-name="P9" draw:layer="layout" svg:x1="6.818cm" svg:y1="5.718cm" svg:x2="8.375cm" svg:y2="5.718cm">
          <text:p text:style-name="P9"><text:span text:style-name="T1">150</text:span></text:p>
        </draw:measure>
        <draw:measure draw:style-name="gr6" draw:text-style-name="P6" draw:layer="layout" svg:x1="3.804cm" svg:y1="9.124cm" svg:x2="11.295cm" svg:y2="9.124cm">
          <text:p text:style-name="P6"><text:span text:style-name="T1">768</text:span></text:p>
        </draw:measure>
        <draw:frame draw:style-name="gr40" draw:text-style-name="P17" draw:layer="layout" svg:width="9.321cm" svg:height="1.991cm" svg:x="30.877cm" svg:y="26.609cm">
          <draw:text-box>
            <text:p><text:span text:style-name="T3">Façades maison d’habitation 1:16</text:span></text:p>
            <text:p><text:span text:style-name="T4">Projet de construction : <text:s/>M. et Mme Giscloux</text:span></text:p>
            <text:p text:style-name="P16"><text:span text:style-name="T5"><text:a xlink:href="https://instagram.com/les_cloux_font_des_a" xlink:type="simple">https://instagram.com/les_cloux_font_des_a</text:a></text:span></text:p>
          </draw:text-box>
        </draw:frame>
        <draw:measure draw:style-name="gr41" draw:text-style-name="P9" draw:layer="layout" svg:x1="16.194cm" svg:y1="4.613cm" svg:x2="16.194cm" svg:y2="9.045cm">
          <text:p text:style-name="P9"><text:span text:style-name="T1">433</text:span></text:p>
        </draw:measure>
        <draw:custom-shape draw:style-name="gr42" draw:text-style-name="P11" draw:layer="layout" svg:width="16.056cm" svg:height="6.523cm" svg:x="2.923cm" svg:y="14.81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3" draw:text-style-name="P7" draw:layer="layout" svg:width="6.158cm" svg:height="1.613cm" svg:x="2.656cm" svg:y="13.111cm">
          <draw:text-box>
            <text:p><text:span text:style-name="T2">Façade ouest</text:span></text:p>
          </draw:text-box>
        </draw:frame>
        <draw:custom-shape draw:style-name="gr14" draw:text-style-name="P1" draw:layer="layout" svg:width="0.286cm" svg:height="0.298cm" svg:x="2.878cm" svg:y="21.60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286cm" svg:height="0.298cm" svg:x="6.178cm" svg:y="21.60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8.261cm" svg:height="0.266cm" svg:x="2.88cm" svg:y="21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9.596cm" svg:y="21.625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286cm" svg:height="0.298cm" svg:x="12.979cm" svg:y="21.6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16.397cm" svg:y="21.6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19.297cm" svg:y="22.42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4.693cm" svg:height="4.139cm" svg:x="9.271cm" svg:y="16.985cm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7" draw:text-style-name="P19" draw:layer="layout" svg:width="0.307cm" svg:height="0.307cm" svg:x="11.51cm" svg:y="16.5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8" draw:text-style-name="P20" draw:layer="layout" svg:x1="11.67cm" svg:y1="16.527cm" svg:x2="14.298cm" svg:y2="21.307cm">
          <text:p/>
        </draw:line>
        <draw:measure draw:style-name="gr49" draw:text-style-name="P21" draw:layer="layout" svg:x1="14.196cm" svg:y1="21.726cm" svg:x2="9.035cm" svg:y2="21.726cm">
          <text:p text:style-name="P21"><text:span text:style-name="T1"><text:measure text:kind="gap"/></text:span><text:span text:style-name="T1">500</text:span></text:p>
        </draw:measure>
        <draw:g>
          <draw:g>
            <draw:measure draw:style-name="gr50" draw:text-style-name="P13" draw:layer="layout" svg:x1="4.112cm" svg:y1="20.105cm" svg:x2="4.116cm" svg:y2="19.267cm">
              <text:p text:style-name="P13"><text:span text:style-name="T1">78</text:span></text:p>
            </draw:measure>
            <draw:custom-shape draw:style-name="gr51" draw:text-style-name="P5" draw:layer="layout" svg:width="0.446cm" svg:height="0.844cm" svg:x="4.209cm" svg:y="19.261cm">
              <text:p/>
              <draw:enhanced-geometry svg:viewBox="0 0 21600 21600" draw:mirror-horizontal="true" draw:type="rectangle" draw:enhanced-path="M 0 0 L 21600 0 21600 21600 0 21600 0 0 Z N"/>
            </draw:custom-shape>
            <draw:measure draw:style-name="gr36" draw:text-style-name="P6" draw:layer="layout" svg:x1="4.209cm" svg:y1="19.061cm" svg:x2="4.655cm" svg:y2="19.061cm">
              <text:p text:style-name="P6"><text:span text:style-name="T1">55</text:span></text:p>
            </draw:measure>
          </draw:g>
        </draw:g>
        <draw:g>
          <draw:g>
            <draw:measure draw:style-name="gr50" draw:text-style-name="P13" draw:layer="layout" svg:x1="7.187cm" svg:y1="20.088cm" svg:x2="7.191cm" svg:y2="19.25cm">
              <text:p text:style-name="P13"><text:span text:style-name="T1">78</text:span></text:p>
            </draw:measure>
            <draw:custom-shape draw:style-name="gr51" draw:text-style-name="P5" draw:layer="layout" svg:width="0.446cm" svg:height="0.844cm" svg:x="7.284cm" svg:y="19.244cm">
              <text:p/>
              <draw:enhanced-geometry svg:viewBox="0 0 21600 21600" draw:mirror-horizontal="true" draw:type="rectangle" draw:enhanced-path="M 0 0 L 21600 0 21600 21600 0 21600 0 0 Z N"/>
            </draw:custom-shape>
            <draw:measure draw:style-name="gr36" draw:text-style-name="P6" draw:layer="layout" svg:x1="7.284cm" svg:y1="19.044cm" svg:x2="7.73cm" svg:y2="19.044cm">
              <text:p text:style-name="P6"><text:span text:style-name="T1">55</text:span></text:p>
            </draw:measure>
          </draw:g>
        </draw:g>
        <draw:custom-shape draw:style-name="gr52" draw:text-style-name="P5" draw:layer="layout" svg:width="2.912cm" svg:height="2.732cm" svg:x="10.178cm" svg:y="17.99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0" draw:layer="layout" svg:x1="11.629cm" svg:y1="18.029cm" svg:x2="11.651cm" svg:y2="20.719cm">
          <text:p/>
        </draw:line>
        <draw:line draw:style-name="gr25" draw:text-style-name="P10" draw:layer="layout" svg:x1="10.783cm" svg:y1="19.586cm" svg:x2="12.478cm" svg:y2="19.586cm">
          <text:p/>
        </draw:line>
        <draw:measure draw:style-name="gr53" draw:text-style-name="P9" draw:layer="layout" svg:x1="11.874cm" svg:y1="17.994cm" svg:x2="11.874cm" svg:y2="20.732cm">
          <text:p text:style-name="P9"><text:span text:style-name="T1">250</text:span></text:p>
        </draw:measure>
        <draw:g>
          <draw:g>
            <draw:measure draw:style-name="gr50" draw:text-style-name="P13" draw:layer="layout" svg:x1="5.462cm" svg:y1="17.071cm" svg:x2="5.466cm" svg:y2="16.233cm">
              <text:p text:style-name="P13"><text:span text:style-name="T1">78</text:span></text:p>
            </draw:measure>
            <draw:custom-shape draw:style-name="gr51" draw:text-style-name="P5" draw:layer="layout" svg:width="0.446cm" svg:height="0.844cm" svg:x="5.559cm" svg:y="16.227cm">
              <text:p/>
              <draw:enhanced-geometry svg:viewBox="0 0 21600 21600" draw:mirror-horizontal="true" draw:type="rectangle" draw:enhanced-path="M 0 0 L 21600 0 21600 21600 0 21600 0 0 Z N"/>
            </draw:custom-shape>
            <draw:measure draw:style-name="gr36" draw:text-style-name="P6" draw:layer="layout" svg:x1="5.559cm" svg:y1="16.027cm" svg:x2="6.005cm" svg:y2="16.027cm">
              <text:p text:style-name="P6"><text:span text:style-name="T1">55</text:span></text:p>
            </draw:measure>
          </draw:g>
        </draw:g>
        <draw:custom-shape draw:style-name="gr14" draw:text-style-name="P1" draw:layer="layout" svg:width="0.286cm" svg:height="0.298cm" svg:x="21.297cm" svg:y="22.425cm">
          <text:p/>
          <draw:enhanced-geometry svg:viewBox="0 0 21600 21600" draw:type="rectangle" draw:enhanced-path="M 0 0 L 21600 0 21600 21600 0 21600 0 0 Z N"/>
        </draw:custom-shape>
        <draw:measure draw:style-name="gr54" draw:text-style-name="P21" draw:layer="layout" svg:x1="14.37cm" svg:y1="22.694cm" svg:x2="8.836cm" svg:y2="22.694cm">
          <text:p text:style-name="P21"><text:span text:style-name="T1"><text:measure text:kind="gap"/></text:span><text:span text:style-name="T1">568</text:span></text:p>
        </draw:measure>
        <draw:g>
          <draw:custom-shape draw:style-name="gr14" draw:text-style-name="P1" draw:layer="layout" svg:width="0.286cm" svg:height="0.298cm" svg:x="9.803cm" svg:y="21.64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9.902cm" svg:y="21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" draw:layer="layout" svg:width="0.286cm" svg:height="0.298cm" svg:x="12.803cm" svg:y="21.64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082cm" svg:height="0.274cm" svg:x="12.902cm" svg:y="21.365cm">
            <text:p/>
            <draw:enhanced-geometry svg:viewBox="0 0 21600 21600" draw:type="rectangle" draw:enhanced-path="M 0 0 L 21600 0 21600 21600 0 21600 0 0 Z N"/>
          </draw:custom-shape>
        </draw:g>
        <draw:custom-shape draw:style-name="gr55" draw:text-style-name="P22" draw:layer="layout" svg:width="16.951cm" svg:height="6.681cm" svg:x="22.589cm" svg:y="3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286cm" svg:height="0.298cm" svg:x="20.471cm" svg:y="10.141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4.92cm" svg:height="1.29cm" svg:x="22.751cm" svg:y="1.51cm">
          <draw:text-box>
            <text:p><text:span text:style-name="T2">Façade est</text:span></text:p>
          </draw:text-box>
        </draw:frame>
        <draw:measure draw:style-name="gr57" draw:text-style-name="P15" draw:layer="layout" svg:x1="39.575cm" svg:y1="10.697cm" svg:x2="22.559cm" svg:y2="10.697cm">
          <text:p text:style-name="P15"><text:span text:style-name="T1">1600</text:span></text:p>
        </draw:measure>
        <draw:measure draw:style-name="gr58" draw:text-style-name="P9" draw:layer="layout" svg:x1="24.595cm" svg:y1="8.352cm" svg:x2="24.595cm" svg:y2="6.934cm">
          <text:p text:style-name="P9"><text:span text:style-name="T1">140</text:span></text:p>
        </draw:measure>
        <draw:custom-shape draw:style-name="gr14" draw:text-style-name="P1" draw:layer="layout" svg:width="0.286cm" svg:height="0.298cm" svg:x="22.571cm" svg:y="10.14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19.138cm" svg:height="0.266cm" svg:x="20.449cm" svg:y="9.88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286cm" svg:height="0.298cm" svg:x="25.871cm" svg:y="10.13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29.289cm" svg:y="10.15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0.286cm" svg:height="0.298cm" svg:x="32.672cm" svg:y="10.1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36.09cm" svg:y="10.1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0.286cm" svg:height="0.298cm" svg:x="39.29cm" svg:y="10.158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5" draw:layer="layout" svg:width="0.77cm" svg:height="1.418cm" svg:x="30.681cm" svg:y="6.097cm">
            <text:p/>
            <draw:enhanced-geometry svg:viewBox="0 0 21600 21600" draw:mirror-horizontal="true" draw:type="rectangle" draw:enhanced-path="M 0 0 L 21600 0 21600 21600 0 21600 0 0 Z N"/>
          </draw:custom-shape>
          <draw:measure draw:style-name="gr60" draw:text-style-name="P8" draw:layer="layout" svg:x1="30.679cm" svg:y1="6.124cm" svg:x2="31.426cm" svg:y2="6.124cm">
            <text:p text:style-name="P8"><text:span text:style-name="T1"><text:measure text:kind="gap"/></text:span><text:span text:style-name="T1">78</text:span></text:p>
          </draw:measure>
          <draw:measure draw:style-name="gr61" draw:text-style-name="P9" draw:layer="layout" svg:x1="30.647cm" svg:y1="7.515cm" svg:x2="30.647cm" svg:y2="6.097cm">
            <text:p text:style-name="P9"><text:span text:style-name="T1">140</text:span></text:p>
          </draw:measure>
        </draw:g>
        <draw:custom-shape draw:style-name="gr26" draw:text-style-name="P5" draw:layer="layout" svg:width="0.77cm" svg:height="1.418cm" svg:x="24.65cm" svg:y="6.92cm">
          <text:p/>
          <draw:enhanced-geometry svg:viewBox="0 0 21600 21600" draw:mirror-horizontal="true" draw:type="rectangle" draw:enhanced-path="M 0 0 L 21600 0 21600 21600 0 21600 0 0 Z N"/>
        </draw:custom-shape>
        <draw:measure draw:style-name="gr62" draw:text-style-name="P8" draw:layer="layout" svg:x1="24.648cm" svg:y1="6.947cm" svg:x2="25.395cm" svg:y2="6.947cm">
          <text:p text:style-name="P8"><text:span text:style-name="T1">78</text:span></text:p>
        </draw:measure>
        <draw:custom-shape draw:style-name="gr26" draw:text-style-name="P5" draw:layer="layout" svg:width="0.77cm" svg:height="1.418cm" svg:x="36.607cm" svg:y="6.947cm">
          <text:p/>
          <draw:enhanced-geometry svg:viewBox="0 0 21600 21600" draw:mirror-horizontal="true" draw:type="rectangle" draw:enhanced-path="M 0 0 L 21600 0 21600 21600 0 21600 0 0 Z N"/>
        </draw:custom-shape>
        <draw:measure draw:style-name="gr63" draw:text-style-name="P8" draw:layer="layout" svg:x1="36.616cm" svg:y1="6.964cm" svg:x2="37.363cm" svg:y2="6.964cm">
          <text:p text:style-name="P8"><text:span text:style-name="T1"><text:measure text:kind="gap"/></text:span><text:span text:style-name="T1">78</text:span><text:span text:style-name="T1"><text:measure text:kind="gap"/></text:span></text:p>
        </draw:measure>
        <draw:measure draw:style-name="gr64" draw:text-style-name="P9" draw:layer="layout" svg:x1="36.563cm" svg:y1="8.362cm" svg:x2="36.563cm" svg:y2="6.944cm">
          <text:p text:style-name="P9"><text:span text:style-name="T1">140</text:span></text:p>
        </draw:measure>
        <draw:line draw:style-name="gr10" draw:text-style-name="P10" draw:layer="layout" svg:x1="7.562cm" svg:y1="3.633cm" svg:x2="7.562cm" svg:y2="4.965cm">
          <text:p/>
        </draw:line>
        <draw:line draw:style-name="gr10" draw:text-style-name="P10" draw:layer="layout" svg:x1="7.126cm" svg:y1="4.355cm" svg:x2="7.985cm" svg:y2="4.355cm">
          <text:p/>
        </draw:line>
        <draw:custom-shape draw:style-name="gr65" draw:text-style-name="P3" draw:layer="layout" svg:width="2.124cm" svg:height="2.504cm" svg:x="15.979cm" svg:y="18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" draw:layer="layout" svg:width="0.736cm" svg:height="2.118cm" svg:x="16.295cm" svg:y="19.0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6" draw:text-style-name="P5" draw:layer="layout" svg:width="0.736cm" svg:height="2.118cm" svg:x="17.095cm" svg:y="19.02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measure draw:style-name="gr67" draw:text-style-name="P8" draw:layer="measurelines" svg:x1="2.942cm" svg:y1="22.913cm" svg:x2="9.043cm" svg:y2="22.913cm">
          <text:p text:style-name="P8"><text:span text:style-name="T1">600</text:span></text:p>
        </draw:measure>
        <draw:measure draw:style-name="gr68" draw:text-style-name="P9" draw:layer="measurelines" svg:x1="14.198cm" svg:y1="22.83cm" svg:x2="19.004cm" svg:y2="22.83cm">
          <text:p text:style-name="P9"><text:span text:style-name="T1">500</text:span></text:p>
        </draw:measure>
        <draw:measure draw:style-name="gr69" draw:text-style-name="P8" draw:layer="measurelines" svg:x1="19.005cm" svg:y1="22.821cm" svg:x2="21.056cm" svg:y2="22.821cm">
          <text:p text:style-name="P8"><text:span text:style-name="T1">200</text:span></text:p>
        </draw:measure>
        <draw:measure draw:style-name="gr70" draw:text-style-name="P15" draw:layer="layout" svg:x1="39.576cm" svg:y1="10.698cm" svg:x2="20.487cm" svg:y2="10.698cm">
          <text:p text:style-name="P15"><text:span text:style-name="T1">1800</text:span></text:p>
        </draw:measure>
        <draw:measure draw:style-name="gr71" draw:text-style-name="P9" draw:layer="measurelines" svg:x1="30.285cm" svg:y1="19.539cm" svg:x2="31.575cm" svg:y2="19.539cm">
          <text:p text:style-name="P9"><text:span text:style-name="T1">150</text:span></text:p>
        </draw:measure>
        <draw:measure draw:style-name="gr72" draw:text-style-name="P13" draw:layer="layout" svg:x1="16.295cm" svg:y1="21.136cm" svg:x2="16.295cm" svg:y2="19.01cm">
          <text:p text:style-name="P13"><text:span text:style-name="T1">215</text:span></text:p>
        </draw:measure>
        <draw:measure draw:style-name="gr73" draw:text-style-name="P13" draw:layer="layout" svg:x1="29.887cm" svg:y1="21.849cm" svg:x2="29.887cm" svg:y2="19.557cm">
          <text:p text:style-name="P13"><text:span text:style-name="T1">230</text:span></text:p>
        </draw:measure>
        <draw:measure draw:style-name="gr74" draw:text-style-name="P23" draw:layer="layout" svg:x1="14.036cm" svg:y1="8.728cm" svg:x2="14.036cm" svg:y2="7.567cm">
          <text:p text:style-name="P23"><text:span text:style-name="T6">120</text:span></text:p>
        </draw:measure>
        <draw:measure draw:style-name="gr75" draw:text-style-name="P21" draw:layer="layout" svg:x1="4.315cm" svg:y1="8.671cm" svg:x2="10.776cm" svg:y2="8.671cm">
          <text:p text:style-name="P21"><text:span text:style-name="T1"><text:measure text:kind="gap"/></text:span><text:span text:style-name="T1">700</text:span></text:p>
        </draw:measure>
        <draw:measure draw:style-name="gr76" draw:text-style-name="P6" draw:layer="layout" svg:x1="8.766cm" svg:y1="4.32cm" svg:x2="15.997cm" svg:y2="4.32cm">
          <text:p text:style-name="P6"><text:span text:style-name="T1">720</text:span></text:p>
        </draw:measure>
        <draw:line draw:style-name="gr48" draw:text-style-name="P20" draw:layer="layout" svg:x1="11.671cm" svg:y1="16.526cm" svg:x2="8.925cm" svg:y2="21.298cm">
          <text:p/>
        </draw:line>
        <draw:custom-shape draw:style-name="gr77" draw:text-style-name="P24" draw:layer="layout" svg:width="0.307cm" svg:height="0.307cm" svg:x="11.519cm" svg:y="16.3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78" draw:text-style-name="P21" draw:layer="layout" svg:x1="11.925cm" svg:y1="16.908cm" svg:x2="9.294cm" svg:y2="21.404cm">
          <text:p text:style-name="P21"><text:span text:style-name="T1"><text:measure text:kind="gap"/></text:span><text:span text:style-name="T1">500</text:span></text:p>
        </draw:measure>
        <draw:g>
          <draw:frame draw:style-name="gr79" draw:text-style-name="P25" draw:layer="layout" svg:width="2.19cm" svg:height="0.771cm" svg:x="11.406cm" svg:y="27.993cm">
            <draw:image xlink:href="Pictures/10000201000000580000001F49B43C0E5B5F0C1B.png" xlink:type="simple" xlink:show="embed" xlink:actuate="onLoad" loext:mime-type="image/png">
              <text:p/>
            </draw:image>
          </draw:frame>
          <draw:frame draw:style-name="gr80" draw:text-style-name="P26" draw:layer="layout" svg:width="16.555cm" svg:height="4.724cm" svg:x="0.919cm" svg:y="24.473cm">
            <draw:text-box>
              <text:p><text:span text:style-name="T7">Attention : </text:span></text:p>
              <text:p><text:span text:style-name="T7">Ce document est protégé par le droit d’auteur</text:span></text:p>
              <text:p><text:span text:style-name="T7">vous pouvez utiliser ce document pour votre propre projet dans les conditions suivantes :</text:span></text:p>
              <text:p><text:span text:style-name="T7"/></text:p>
              <text:p><text:span text:style-name="T7">1. adaptations et utilisation de notre création sous condition de partage dans les mêmes conditions. </text:span></text:p>
              <text:p><text:span text:style-name="T7">2. utilisations commerciales interdites</text:span></text:p>
              <text:p><text:span text:style-name="T7"/></text:p>
              <text:p><text:span text:style-name="T7">Selon les termes décrits ici :</text:span></text:p>
              <text:p><text:span text:style-name="T7"><text:a xlink:href="https://creativecommons.org/licenses/by-nc-sa/4.0/deed.fr" xlink:type="simple">https://creativecommons.org/licenses/by-nc-sa/4.0/deed.fr</text:a>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venir Next" svg:font-family="'Avenir Next'" style:font-pitch="variable"/>
    <style:font-face style:name="Ayuthaya" svg:font-family="Ayuthay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5f_1_5f_1" style:display-name="Objet sans remplissage_1_1" style:family="graphic" style:parent-style-name="standard">
      <style:graphic-properties draw:stroke="solid" draw:stroke-dash="Double_20_Dash" svg:stroke-width="0cm" draw:marker-start-width="0.2cm" draw:marker-end-width="0.2cm" draw:fill-gradient-name="Gradient_20_2" draw:fill-hatch-name="Hatching_20_1" draw:fill-image-name="Bitmap_20_1"/>
    </style:style>
    <style:style style:name="Ligne_20_fléchée_5f_1" style:display-name="Ligne fléchée_1" style:family="graphic" style:parent-style-name="Lines">
      <style:graphic-properties draw:marker-start="Arrow" draw:marker-start-width="0.2cm" draw:marker-end="Arrow" draw:marker-end-width="0.2cm" draw:guide-overhang="0.2cm" draw:guide-distance="0.2cm" draw:show-unit="false" draw:decimal-places="0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4-06T12:50:35.813412994</meta:creation-date>
    <dc:date>2021-05-09T13:53:34.202654001</dc:date>
    <meta:editing-duration>P1DT5H25M48S</meta:editing-duration>
    <meta:editing-cycles>398</meta:editing-cycles>
    <meta:generator>LibreOffice/6.4.7.2$MacOSX_X86_64 LibreOffice_project/639b8ac485750d5696d7590a72ef1b496725cfb5</meta:generator>
    <meta:document-statistic meta:object-count="160"/>
  </office:meta>
</office:document-meta>
</file>